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b9c11"/>
    </style:style>
    <style:style style:name="P8" style:family="paragraph" style:parent-style-name="Text_20_body">
      <style:paragraph-properties fo:margin-top="0in" fo:margin-bottom="0in" style:contextual-spacing="false" fo:break-before="page"/>
      <style:text-properties officeooo:paragraph-rsid="001b9c11"/>
    </style:style>
    <style:style style:name="P9" style:family="paragraph" style:parent-style-name="Heading_20_1">
      <style:paragraph-properties fo:break-before="page"/>
      <style:text-properties officeooo:paragraph-rsid="00125230"/>
    </style:style>
    <style:style style:name="P10" style:family="paragraph" style:parent-style-name="Heading_20_1">
      <style:paragraph-properties fo:break-before="page"/>
      <style:text-properties officeooo:paragraph-rsid="00145f76"/>
    </style:style>
    <style:style style:name="P11" style:family="paragraph" style:parent-style-name="Heading_20_1">
      <style:paragraph-properties fo:break-before="page"/>
      <style:text-properties officeooo:paragraph-rsid="001db804"/>
    </style:style>
    <style:style style:name="P12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3" style:family="paragraph" style:parent-style-name="Heading_20_1">
      <style:paragraph-properties fo:break-before="page"/>
      <style:text-properties fo:font-size="14pt" officeooo:paragraph-rsid="0016d6cc" style:font-size-asian="14pt" style:font-size-complex="14pt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9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1" style:family="paragraph" style:parent-style-name="Text_20_body" style:list-style-name="L4">
      <style:paragraph-properties fo:margin-left="0in" fo:margin-right="0in" fo:text-indent="0in" style:auto-text-indent="false" fo:padding="0in" fo:border="none"/>
    </style:style>
    <style:style style:name="P22" style:family="paragraph" style:parent-style-name="Text_20_body">
      <style:paragraph-properties fo:margin-top="0in" fo:margin-bottom="0in" style:contextual-spacing="false"/>
    </style:style>
    <style:style style:name="P23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24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21bcd3"/>
    </style:style>
    <style:style style:name="P2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reak-before="page" fo:background-color="#dddddd"/>
      <style:text-properties officeooo:paragraph-rsid="0021bcd3"/>
    </style:style>
    <style:style style:name="P27" style:family="paragraph" style:parent-style-name="Text_20_body">
      <style:paragraph-properties fo:margin-top="0.1201in" fo:margin-bottom="0in" style:contextual-spacing="false"/>
      <style:text-properties officeooo:paragraph-rsid="00266a1d"/>
    </style:style>
    <style:style style:name="P28" style:family="paragraph" style:parent-style-name="Text_20_body">
      <style:paragraph-properties fo:margin-top="0.1598in" fo:margin-bottom="0in" style:contextual-spacing="false"/>
      <style:text-properties officeooo:paragraph-rsid="00266a1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loext:padding="0in" loext:border="none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bcd3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aa939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bbd56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1bcd3" style:font-style-asian="italic" style:font-weight-asian="bold" style:font-style-complex="italic" style:font-weight-complex="bold"/>
    </style:style>
    <style:style style:name="T12" style:family="text">
      <style:text-properties officeooo:rsid="0021bcd3"/>
    </style:style>
    <style:style style:name="T13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930. Binary Subarrays With Sum</text:h>
      <text:p text:style-name="P3">Given a binary array <text:span text:style-name="Source_20_Text"><text:span text:style-name="T1">nums</text:span></text:span> and an integer <text:span text:style-name="Source_20_Text"><text:span text:style-name="T1">goal</text:span></text:span>, return <text:span text:style-name="Emphasis"><text:span text:style-name="T2">the number of non-empty </text:span></text:span><text:span text:style-name="Emphasis"><text:span text:style-name="Strong_20_Emphasis"><text:span text:style-name="T2">subarrays</text:span></text:span></text:span><text:span text:style-name="Emphasis"><text:span text:style-name="T2"> with a sum</text:span></text:span> <text:span text:style-name="Source_20_Text"><text:span text:style-name="T1">goal</text:span></text:span>.</text:p>
      <text:p text:style-name="P3">A <text:span text:style-name="Strong_20_Emphasis"><text:span text:style-name="T2">subarray</text:span></text:span> is a contiguous part of the array.</text:p>
      <text:p text:style-name="P3"> </text:p>
      <text:p text:style-name="P3"><text:span text:style-name="Strong_20_Emphasis"><text:span text:style-name="T2">Example 1:</text:span></text:span></text:p>
      <text:p text:style-name="P2"><text:span text:style-name="Strong_20_Emphasis"><text:span text:style-name="T2">Input:</text:span></text:span> nums = [1,0,1,0,1], goal = 2</text:p>
      <text:p text:style-name="P2"><text:span text:style-name="Strong_20_Emphasis"><text:span text:style-name="T2">Output:</text:span></text:span> 4</text:p>
      <text:p text:style-name="P2"><text:span text:style-name="Strong_20_Emphasis"><text:span text:style-name="T2">Explanation:</text:span></text:span> The 4 subarrays are bolded and underlined below:</text:p>
      <text:p text:style-name="P2">[<text:span text:style-name="Strong_20_Emphasis"><text:span text:style-name="T4">1,0,1</text:span></text:span>,0,1]</text:p>
      <text:p text:style-name="P2">[<text:span text:style-name="Strong_20_Emphasis"><text:span text:style-name="T4">1,0,1,0</text:span></text:span>,1]</text:p>
      <text:p text:style-name="P2">[1,<text:span text:style-name="Strong_20_Emphasis"><text:span text:style-name="T4">0,1,0,1</text:span></text:span>]</text:p>
      <text:p text:style-name="P1">[1,0,<text:span text:style-name="Strong_20_Emphasis"><text:span text:style-name="T4">1,0,1</text:span></text:span>]</text:p>
      <text:p text:style-name="P3"><text:span text:style-name="Strong_20_Emphasis"><text:span text:style-name="T2">Example 2:</text:span></text:span></text:p>
      <text:p text:style-name="P2"><text:span text:style-name="Strong_20_Emphasis"><text:span text:style-name="T2">Input:</text:span></text:span> nums = [0,0,0,0,0], goal = 0</text:p>
      <text:p text:style-name="P1"><text:span text:style-name="Strong_20_Emphasis"><text:span text:style-name="T2">Output:</text:span></text:span> 15</text:p>
      <text:p text:style-name="P3"> </text:p>
      <text:p text:style-name="P3"><text:span text:style-name="Strong_20_Emphasis"><text:span text:style-name="T2">Constraints:</text:span></text:span></text:p>
      <text:list text:style-name="L1">
        <text:list-item>
          <text:p text:style-name="P14"><text:span text:style-name="Source_20_Text"><text:span text:style-name="T1">1 &lt;= nums.length &lt;= 3 * 10</text:span></text:span><text:span text:style-name="Source_20_Text"><text:span text:style-name="T2">4</text:span></text:span></text:p>
        </text:list-item>
        <text:list-item>
          <text:p text:style-name="P14"><text:span text:style-name="Source_20_Text"><text:span text:style-name="T1">nums[i]</text:span></text:span> is either <text:span text:style-name="Source_20_Text"><text:span text:style-name="T1">0</text:span></text:span> or <text:span text:style-name="Source_20_Text"><text:span text:style-name="T1">1</text:span></text:span>.</text:p>
        </text:list-item>
        <text:list-item>
          <text:p text:style-name="P15"><text:span text:style-name="Source_20_Text"><text:span text:style-name="T1">0 &lt;= goal &lt;= nums.length</text:span></text:span></text:p>
        </text:list-item>
      </text:list>
      <text:h text:style-name="Heading_20_3" text:outline-level="3"/>
      <text:h text:style-name="P9" text:outline-level="1">930. Binary Subarrays With Sum</text:h>
      <text:h text:style-name="Heading_20_3" text:outline-level="3"><text:bookmark text:name="overview"/>Overview</text:h>
      <text:p text:style-name="P3">We are given a binary array <text:span text:style-name="Source_20_Text"><text:span text:style-name="T2">nums</text:span></text:span> and an integer <text:span text:style-name="Source_20_Text"><text:span text:style-name="T2">goal</text:span></text:span>. The task is to find the number of non-empty subarrays in the given binary array where the sum of elements in the subarray equals the specified <text:span text:style-name="Source_20_Text"><text:span text:style-name="T2">goal</text:span></text:span>.</text:p>
      <text:p text:style-name="P3"><text:span text:style-name="Strong_20_Emphasis"><text:span text:style-name="T2">Key Observations:</text:span></text:span></text:p>
      <text:list text:style-name="L2">
        <text:list-item>
          <text:p text:style-name="P16">The array contains only binary values (0 or 1).</text:p>
        </text:list-item>
        <text:list-item>
          <text:p text:style-name="P16">The goal is to find subarrays with a specific sum.</text:p>
        </text:list-item>
        <text:list-item>
          <text:p text:style-name="P17">The subarrays should be non-empty and contiguous.</text:p>
        </text:list-item>
      </text:list>
      <text:p text:style-name="P3">Consider the given example with <text:span text:style-name="Source_20_Text"><text:span text:style-name="T2">nums = [1,0,1,0,1]</text:span></text:span> and <text:span text:style-name="Source_20_Text"><text:span text:style-name="T2">goal = 2</text:span></text:span>:</text:p>
      <text:p text:style-name="P3">Output: 4</text:p>
      <text:p text:style-name="P3">Explanation: The 4 subarrays are <text:span text:style-name="T6">bolded</text:span> and <text:span text:style-name="T3">underlined</text:span> below:<text:line-break/>[<text:span text:style-name="Strong_20_Emphasis"><text:span text:style-name="T4">1,0,1</text:span></text:span>,0,1]<text:line-break/>[<text:span text:style-name="Strong_20_Emphasis"><text:span text:style-name="T4">1,0,1,0</text:span></text:span>,1]<text:line-break/>[1,<text:span text:style-name="Strong_20_Emphasis"><text:span text:style-name="T4">0,1,0,1</text:span></text:span>]<text:line-break/>[1,0,<text:span text:style-name="Strong_20_Emphasis"><text:span text:style-name="T4">1,0,1</text:span></text:span>]</text:p>
      <text:p text:style-name="P3">Note that all these subarrays are contiguous parts of the given array, and the count of such subarrays is the output.</text:p>
      <text:p text:style-name="Text_20_body"/>
      <text:h text:style-name="P10" text:outline-level="1">930. Binary Subarrays With Sum</text:h>
      <text:p text:style-name="P4">/*</text:p>
      <text:p text:style-name="P4"><text:s text:c="4"/><text:span text:style-name="T8">Prefix sum+two pointers (at </text:span><text:span text:style-name="T10">most</text:span><text:span text:style-name="T8">(goal)-at </text:span><text:span text:style-name="T10">most</text:span><text:span text:style-name="T8">(goal-</text:span><text:span text:style-name="T10">1</text:span><text:span text:style-name="T8">))</text:span></text:p>
      <text:p text:style-name="P4"><text:s text:c="4"/>Time complexity: O(n)</text:p>
      <text:p text:style-name="P4"><text:s text:c="4"/>Space complexity: O(1)</text:p>
      <text:p text:style-name="P4">*/</text:p>
      <text:p text:style-name="P4">class Solution {</text:p>
      <text:p text:style-name="P4">public:</text:p>
      <text:p text:style-name="P4"><text:s text:c="4"/>int numSubarraysWithSum(vector&lt;int&gt;&amp; nums, int goal) {</text:p>
      <text:p text:style-name="P4"><text:s text:c="8"/>int n=nums.size();</text:p>
      <text:p text:style-name="P4"/>
      <text:p text:style-name="P5"><text:s text:c="8"/>auto at_most=[&amp;](int k)-&gt;int{</text:p>
      <text:p text:style-name="P5"><text:s text:c="12"/>int ans=0;</text:p>
      <text:p text:style-name="P5"><text:s text:c="12"/>int l=0,prefix_sum=0;</text:p>
      <text:p text:style-name="P5"><text:s text:c="12"/><text:span text:style-name="T8">// Expand the window from the right</text:span> </text:p>
      <text:p text:style-name="P5"><text:s text:c="12"/>for(int r=0;r&lt;n;++r){</text:p>
      <text:p text:style-name="P5"><text:s text:c="16"/>prefix_sum+=nums[r];</text:p>
      <text:p text:style-name="P5"><text:s text:c="16"/><text:span text:style-name="T8">// Shrink the window while sum is greater than k</text:span></text:p>
      <text:p text:style-name="P5"><text:s text:c="16"/>while(l&lt;=r &amp;&amp; prefix_sum&gt;k){</text:p>
      <text:p text:style-name="P5"><text:s text:c="20"/>prefix_sum-=nums[l]; <text:span text:style-name="T8">// </text:span><text:span text:style-name="T9">Update the sum</text:span></text:p>
      <text:p text:style-name="P5"><text:s text:c="20"/>l++; <text:span text:style-name="T8">// </text:span><text:span text:style-name="T9">Shrink the window from the left</text:span></text:p>
      <text:p text:style-name="P5"><text:s text:c="16"/>}</text:p>
      <text:p text:style-name="P5"/>
      <text:p text:style-name="P5"><text:s text:c="16"/><text:span text:style-name="T8">// Compute the number of subarrays with sum at most k</text:span></text:p>
      <text:p text:style-name="P5"><text:s text:c="16"/>ans+=r-l+1;</text:p>
      <text:p text:style-name="P5"><text:s text:c="12"/>}</text:p>
      <text:p text:style-name="P5"/>
      <text:p text:style-name="P5"><text:s text:c="12"/>return ans;</text:p>
      <text:p text:style-name="P5"><text:s text:c="8"/>};</text:p>
      <text:p text:style-name="P27"><text:s text:c="8"/><text:span text:style-name="T13">// Illustrated by Venn diagram</text:span></text:p>
      <text:p text:style-name="P4"><text:s text:c="8"/>return at_most(goal)-at_most(goal-1);</text:p>
      <text:p text:style-name="P4"><text:s text:c="4"/>}</text:p>
      <text:p text:style-name="P4">};</text:p>
      <text:h text:style-name="P11" text:outline-level="1">930. Binary Subarrays With Sum</text:h>
      <text:p text:style-name="P4">/*</text:p>
      <text:p text:style-name="P4"><text:s text:c="4"/><text:span text:style-name="T8">Prefix sum+two pointers (at least(goal)-at least(goal+1))</text:span></text:p>
      <text:p text:style-name="P4"><text:s text:c="4"/>Time complexity: O(n)</text:p>
      <text:p text:style-name="P4"><text:s text:c="4"/>Space complexity: O(1)</text:p>
      <text:p text:style-name="P4">*/</text:p>
      <text:p text:style-name="P4">class Solution {</text:p>
      <text:p text:style-name="P4">public:</text:p>
      <text:p text:style-name="P4"><text:s text:c="4"/>int numSubarraysWithSum(vector&lt;int&gt;&amp; nums, int goal) {</text:p>
      <text:p text:style-name="P4"><text:s text:c="8"/>int n=nums.size();</text:p>
      <text:p text:style-name="P4"/>
      <text:p text:style-name="P5"><text:s text:c="8"/>auto at_least=[&amp;](int k)-&gt;int{</text:p>
      <text:p text:style-name="P5"><text:s text:c="12"/>int ans=0;</text:p>
      <text:p text:style-name="P5"><text:s text:c="12"/>int l=0,prefix_sum=0;</text:p>
      <text:p text:style-name="P5"><text:s text:c="12"/>for(int r=0;r&lt;n;++r){</text:p>
      <text:p text:style-name="P5"><text:s text:c="16"/>prefix_sum+=nums[r];</text:p>
      <text:p text:style-name="P5"><text:s text:c="16"/>while(l&lt;=r &amp;&amp; prefix_sum&gt;=k){</text:p>
      <text:p text:style-name="P5"><text:s text:c="20"/><text:span text:style-name="T8">// Compute the number of subarrays with sum at least k</text:span></text:p>
      <text:p text:style-name="P5"><text:s text:c="20"/>ans+=n-r;</text:p>
      <text:p text:style-name="P5"><text:s text:c="20"/>prefix_sum-=nums[l];</text:p>
      <text:p text:style-name="P5"><text:s text:c="20"/>l++;</text:p>
      <text:p text:style-name="P5"><text:s text:c="16"/>}</text:p>
      <text:p text:style-name="P5"><text:s text:c="12"/>}</text:p>
      <text:p text:style-name="P5"><text:s text:c="12"/>return ans;</text:p>
      <text:p text:style-name="P5"><text:s text:c="8"/>};</text:p>
      <text:p text:style-name="P28"><text:s text:c="8"/><text:span text:style-name="T13">// Illustrated by Venn diagram</text:span></text:p>
      <text:p text:style-name="P4"><text:s text:c="8"/>return at_least(goal)-at_least(goal+1);</text:p>
      <text:p text:style-name="P4"><text:s text:c="4"/>}</text:p>
      <text:p text:style-name="P4">};</text:p>
      <text:h text:style-name="P12" text:outline-level="1">3306. Count of Substrings Containing Every Vowel and K Consonants II</text:h>
      <text:p text:style-name="P3">You are given a string <text:span text:style-name="Source_20_Text"><text:span text:style-name="T1">word</text:span></text:span> and a <text:span text:style-name="Strong_20_Emphasis"><text:span text:style-name="T2">non-negative</text:span></text:span> integer <text:span text:style-name="Source_20_Text"><text:span text:style-name="T1">k</text:span></text:span>.</text:p>
      <text:p text:style-name="P3">Return the total number of  of <text:span text:style-name="Source_20_Text"><text:span text:style-name="T1">word</text:span></text:span> that contain every vowel (<text:span text:style-name="Source_20_Text"><text:span text:style-name="T1">'a'</text:span></text:span>, <text:span text:style-name="Source_20_Text"><text:span text:style-name="T1">'e'</text:span></text:span>, <text:span text:style-name="Source_20_Text"><text:span text:style-name="T1">'i'</text:span></text:span>, <text:span text:style-name="Source_20_Text"><text:span text:style-name="T1">'o'</text:span></text:span>, and <text:span text:style-name="Source_20_Text"><text:span text:style-name="T1">'u'</text:span></text:span>) <text:span text:style-name="Strong_20_Emphasis"><text:span text:style-name="T2">at least</text:span></text:span> once and <text:span text:style-name="Strong_20_Emphasis"><text:span text:style-name="T2">exactly</text:span></text:span> <text:span text:style-name="Source_20_Text"><text:span text:style-name="T1">k</text:span></text:span> consonants.</text:p>
      <text:p text:style-name="P3"><text:span text:style-name="Strong_20_Emphasis"><text:span text:style-name="T2">Example 1:</text:span></text:span></text:p>
      <text:p text:style-name="P3"><text:span text:style-name="Strong_20_Emphasis"><text:span text:style-name="T2">Input:</text:span></text:span><text:span text:style-name="T2"> word = "aeioqq", k = 1</text:span></text:p>
      <text:p text:style-name="P3"><text:span text:style-name="Strong_20_Emphasis"><text:span text:style-name="T2">Output:</text:span></text:span><text:span text:style-name="T2"> 0</text:span></text:p>
      <text:p text:style-name="P3"><text:span text:style-name="Strong_20_Emphasis"><text:span text:style-name="T2">Explanation:</text:span></text:span></text:p>
      <text:p text:style-name="P6">There is no substring with every vowel.</text:p>
      <text:p text:style-name="P3"><text:span text:style-name="Strong_20_Emphasis"><text:span text:style-name="T2">Example 2:</text:span></text:span></text:p>
      <text:p text:style-name="P3"><text:span text:style-name="Strong_20_Emphasis"><text:span text:style-name="T2">Input:</text:span></text:span><text:span text:style-name="T2"> word = "aeiou", k = 0</text:span></text:p>
      <text:p text:style-name="P3"><text:span text:style-name="Strong_20_Emphasis"><text:span text:style-name="T2">Output:</text:span></text:span><text:span text:style-name="T2"> 1</text:span></text:p>
      <text:p text:style-name="P3"><text:span text:style-name="Strong_20_Emphasis"><text:span text:style-name="T2">Explanation:</text:span></text:span></text:p>
      <text:p text:style-name="P3"><text:span text:style-name="T2">The only substring with every vowel and zero consonants is </text:span><text:span text:style-name="Source_20_Text"><text:span text:style-name="T1">word[0..4]</text:span></text:span><text:span text:style-name="T2">, which is </text:span><text:span text:style-name="Source_20_Text"><text:span text:style-name="T1">"aeiou"</text:span></text:span><text:span text:style-name="T2">.</text:span></text:p>
      <text:p text:style-name="P3"><text:span text:style-name="Strong_20_Emphasis"><text:span text:style-name="T2">Example 3:</text:span></text:span></text:p>
      <text:p text:style-name="P3"><text:span text:style-name="Strong_20_Emphasis"><text:span text:style-name="T2">Input:</text:span></text:span><text:span text:style-name="T2"> word = "ieaouqqieaouqq", k = 1</text:span></text:p>
      <text:p text:style-name="P3"><text:span text:style-name="Strong_20_Emphasis"><text:span text:style-name="T2">Output:</text:span></text:span><text:span text:style-name="T2"> 3</text:span></text:p>
      <text:p text:style-name="P3"><text:span text:style-name="Strong_20_Emphasis"><text:span text:style-name="T2">Explanation:</text:span></text:span></text:p>
      <text:p text:style-name="P6">The substrings with every vowel and one consonant are:</text:p>
      <text:list text:style-name="L3">
        <text:list-item>
          <text:p text:style-name="P18"><text:span text:style-name="Source_20_Text"><text:span text:style-name="T1">word[0..5]</text:span></text:span><text:span text:style-name="T2">, which is </text:span><text:span text:style-name="Source_20_Text"><text:span text:style-name="T1">"ieaouq"</text:span></text:span><text:span text:style-name="T2">.</text:span></text:p>
        </text:list-item>
        <text:list-item>
          <text:p text:style-name="P18"><text:span text:style-name="Source_20_Text"><text:span text:style-name="T1">word[6..11]</text:span></text:span><text:span text:style-name="T2">, which is </text:span><text:span text:style-name="Source_20_Text"><text:span text:style-name="T1">"qieaou"</text:span></text:span><text:span text:style-name="T2">.</text:span></text:p>
        </text:list-item>
        <text:list-item>
          <text:p text:style-name="P19"><text:span text:style-name="Source_20_Text"><text:span text:style-name="T1">word[7..12]</text:span></text:span><text:span text:style-name="T2">, which is </text:span><text:span text:style-name="Source_20_Text"><text:span text:style-name="T1">"ieaouq"</text:span></text:span><text:span text:style-name="T2">.</text:span></text:p>
        </text:list-item>
      </text:list>
      <text:p text:style-name="P3"><text:span text:style-name="Strong_20_Emphasis"><text:span text:style-name="T2">Constraints:</text:span></text:span></text:p>
      <text:list text:style-name="L4">
        <text:list-item>
          <text:p text:style-name="P20"><text:span text:style-name="Source_20_Text"><text:span text:style-name="T1">5 &lt;= word.length &lt;= 2 * 10</text:span></text:span><text:span text:style-name="Source_20_Text"><text:span text:style-name="T2">5</text:span></text:span></text:p>
        </text:list-item>
        <text:list-item>
          <text:p text:style-name="P20"><text:span text:style-name="Source_20_Text"><text:span text:style-name="T1">word</text:span></text:span> consists only of lowercase English letters.</text:p>
        </text:list-item>
        <text:list-item>
          <text:p text:style-name="P21"><text:span text:style-name="Source_20_Text"><text:span text:style-name="T1">0 &lt;= k &lt;= word.length - 5</text:span></text:span></text:p>
        </text:list-item>
      </text:list>
      <text:p text:style-name="Text_20_body"/>
      <text:h text:style-name="P13" text:outline-level="1">3306. Count of Substrings Containing Every Vowel and K Consonants II</text:h>
      <text:p text:style-name="P4">/*</text:p>
      <text:p text:style-name="P4"><text:s text:c="4"/><text:span text:style-name="T8">Prefix sums+two pointers+at last(k)-at last(k+1)</text:span></text:p>
      <text:p text:style-name="P4"><text:s text:c="4"/>Time compelxity: O(n)</text:p>
      <text:p text:style-name="P4"><text:s text:c="4"/>Space compelxity: O(1)</text:p>
      <text:p text:style-name="P4"/>
      <text:p text:style-name="P4">*/</text:p>
      <text:p text:style-name="P4"/>
      <text:p text:style-name="P4">typedef long long ll;</text:p>
      <text:p text:style-name="P4">typedef std::vector&lt;int&gt; vi;</text:p>
      <text:p text:style-name="P4">typedef std::vector&lt;vi&gt; vvi;</text:p>
      <text:p text:style-name="P4">class Solution {</text:p>
      <text:p text:style-name="P4"><text:s text:c="4"/>public:</text:p>
      <text:p text:style-name="P4"><text:s text:c="8"/>ll countOfSubstrings(std::string word, int k) {</text:p>
      <text:p text:style-name="P4"><text:s text:c="12"/>int n=word.size();</text:p>
      <text:p text:style-name="P4"/>
      <text:p text:style-name="P5"><text:s text:c="12"/>auto is_vowel=[&amp;](char letter)-&gt;bool{</text:p>
      <text:p text:style-name="P5"><text:s text:c="16"/>return letter=='a' || letter=='e' || letter=='i'|| letter=='o' || letter=='u';</text:p>
      <text:p text:style-name="P5"><text:s text:c="12"/>};</text:p>
      <text:p text:style-name="P4"><text:s text:c="12"/></text:p>
      <text:p text:style-name="P5"><text:s text:c="7"/><text:span text:style-name="T8"><text:s text:c="5"/>// Funtion to check if we have, in range[l,r], at least one occurence of a vowel, and</text:span></text:p>
      <text:p text:style-name="P24"><text:s text:c="12"/>// at least k consonant.</text:p>
      <text:p text:style-name="P5"><text:s text:c="12"/>auto is_possible=[&amp;](int&amp; count_a,</text:p>
      <text:p text:style-name="P5"><text:s text:c="36"/>int&amp; count_e,</text:p>
      <text:p text:style-name="P5"><text:s text:c="36"/>int&amp; count_i,</text:p>
      <text:p text:style-name="P5"><text:s text:c="36"/>int&amp; count_o,</text:p>
      <text:p text:style-name="P5"><text:s text:c="36"/>int&amp; count_u,</text:p>
      <text:p text:style-name="P5"><text:s text:c="36"/>int&amp; count_cons,</text:p>
      <text:p text:style-name="P5"><text:s text:c="36"/>int k)-&gt;bool{</text:p>
      <text:p text:style-name="P5"><text:s text:c="16"/>return count_a&gt;=1 &amp;&amp;</text:p>
      <text:p text:style-name="P5"><text:s text:c="20"/>count_e&gt;=1 &amp;&amp;</text:p>
      <text:p text:style-name="P5"><text:s text:c="20"/>count_i&gt;=1 &amp;&amp;</text:p>
      <text:p text:style-name="P5"><text:s text:c="20"/>count_o&gt;=1 &amp;&amp;</text:p>
      <text:p text:style-name="P5"><text:s text:c="20"/>count_u&gt;=1 &amp;&amp;</text:p>
      <text:p text:style-name="P5"><text:s text:c="20"/>count_cons&gt;=k; </text:p>
      <text:p text:style-name="P5"><text:s text:c="12"/>};</text:p>
      <text:p text:style-name="P4"/>
      <text:p text:style-name="P25"><text:s text:c="9"/><text:span text:style-name="T8"><text:s text:c="3"/></text:span></text:p>
      <text:p text:style-name="P26"><text:span text:style-name="T8"><text:tab/>// Fun</text:span><text:span text:style-name="T11">c</text:span><text:span text:style-name="T8">tion to check if we have, in the whole word, at least one occurrence of a vowel, and</text:span></text:p>
      <text:p text:style-name="P24"><text:s text:c="12"/>// at least k consonant.</text:p>
      <text:p text:style-name="P5"><text:s text:c="12"/>auto at_least=[&amp;](int k)-&gt;ll{</text:p>
      <text:p text:style-name="P5"><text:s text:c="16"/>ll ans=0;</text:p>
      <text:p text:style-name="P5"><text:s text:c="16"/>int l=0;</text:p>
      <text:p text:style-name="P5"><text:s text:c="16"/>int count_a=0,count_e=0,count_i=0,count_o=0,count_u=0,count_cons=0;</text:p>
      <text:p text:style-name="P5"><text:s text:c="16"/>for(int r=0;r&lt;n;++r){</text:p>
      <text:p text:style-name="P5"><text:s text:c="20"/>count_a+=(word[r]=='a');</text:p>
      <text:p text:style-name="P5"><text:s text:c="20"/>count_e+=(word[r]=='e');</text:p>
      <text:p text:style-name="P5"><text:s text:c="20"/>count_i+=(word[r]=='i');</text:p>
      <text:p text:style-name="P5"><text:s text:c="20"/>count_o+=(word[r]=='o');</text:p>
      <text:p text:style-name="P5"><text:s text:c="20"/>count_u+=(word[r]=='u');</text:p>
      <text:p text:style-name="P5"><text:s text:c="20"/>count_cons+=(!is_vowel(word[r]));</text:p>
      <text:p text:style-name="P5"><text:s text:c="20"/>while(is_possible(count_a,count_e,count_i,count_o,count_u,count_cons,k)){</text:p>
      <text:p text:style-name="P5"><text:s text:c="24"/>count_a-=(word[l]=='a');</text:p>
      <text:p text:style-name="P5"><text:s text:c="24"/>count_e-=(word[l]=='e');</text:p>
      <text:p text:style-name="P5"><text:s text:c="24"/>count_i-=(word[l]=='i');</text:p>
      <text:p text:style-name="P5"><text:s text:c="24"/>count_o-=(word[l]=='o');</text:p>
      <text:p text:style-name="P5"><text:s text:c="24"/>count_u-=(word[l]=='u');</text:p>
      <text:p text:style-name="P5"><text:s text:c="24"/>count_cons-=(!is_vowel(word[l]));</text:p>
      <text:p text:style-name="P5"><text:s text:c="24"/>ans+=n-r;</text:p>
      <text:p text:style-name="P5"><text:s text:c="24"/>l++;</text:p>
      <text:p text:style-name="P5"><text:s text:c="20"/>}</text:p>
      <text:p text:style-name="P5"><text:s text:c="16"/>}</text:p>
      <text:p text:style-name="P5"><text:s text:c="16"/>return ans;</text:p>
      <text:p text:style-name="P5"><text:s text:c="12"/>};</text:p>
      <text:p text:style-name="P4"/>
      <text:p text:style-name="P4"><text:s text:c="4"/><text:span text:style-name="T13"/></text:p>
      <text:p text:style-name="P4"><text:s text:c="12"/>return at_least(k)-at_least(k+1);</text:p>
      <text:p text:style-name="P4"><text:s text:c="8"/>}</text:p>
      <text:p text:style-name="P4">};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3:02:50.240051849</meta:creation-date>
    <dc:date>2025-03-11T12:46:56.277376753</dc:date>
    <meta:editing-duration>PT2H15M40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7" meta:paragraph-count="178" meta:word-count="705" meta:character-count="6182" meta:non-whitespace-character-count="4152"/>
  </office:meta>
</office:document-meta>
</file>